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style:contextual-spacing="false"/>
      <style:text-properties style:font-name="Georgia" officeooo:rsid="0009b8f4" officeooo:paragraph-rsid="0009b8f4"/>
    </style:style>
    <style:style style:name="P2" style:family="paragraph" style:parent-style-name="Standard">
      <style:paragraph-properties fo:margin-top="0in" fo:margin-bottom="0in" style:contextual-spacing="false"/>
      <style:text-properties style:font-name="Georgia" officeooo:rsid="000b6e03" officeooo:paragraph-rsid="000b6e03"/>
    </style:style>
    <style:style style:name="P3" style:family="paragraph" style:parent-style-name="Standard" style:master-page-name="Standard">
      <style:paragraph-properties fo:margin-top="0in" fo:margin-bottom="0in" style:contextual-spacing="false" fo:text-align="center" style:justify-single-word="false" style:page-number="auto"/>
      <style:text-properties style:font-name="Arial" fo:font-size="14pt" officeooo:rsid="0009b8f4" officeooo:paragraph-rsid="0009b8f4" style:font-size-asian="12.25pt" style:font-size-complex="14pt"/>
    </style:style>
    <style:style style:name="P4" style:family="paragraph" style:parent-style-name="Standard">
      <style:paragraph-properties fo:margin-top="0in" fo:margin-bottom="0in" style:contextual-spacing="false"/>
      <style:text-properties style:font-name="Georgia" officeooo:rsid="000b6e03" officeooo:paragraph-rsid="000b6e03"/>
    </style:style>
    <style:style style:name="T1" style:family="text">
      <style:text-properties officeooo:rsid="000cd5bf"/>
    </style:style>
    <style:style style:name="T2" style:family="text">
      <style:text-properties officeooo:rsid="000d1120"/>
    </style:style>
    <style:style style:name="T3" style:family="text">
      <style:text-properties officeooo:rsid="000dae9e"/>
    </style:style>
    <style:style style:name="T4" style:family="text">
      <style:text-properties officeooo:rsid="000eb6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y Life</text:p>
      <text:p text:style-name="P1"/>
      <text:p text:style-name="P2">I love you. <text:span text:style-name="T1">Is that something you can tell a person without them freaking out on you? There are so many different kinds of love in this world, and so many people out there with their own definition of love. How is a person suppose to come up with an answer on what love is exactly? To me it doesn't make a bit of sense.</text:span></text:p>
      <text:p text:style-name="P2"><text:s text:c="5"/><text:span text:style-name="T1">If you're in love with someone you need to be able to tell them without complications arising in your mind. If you fully love someone you should be able to say it without flinching and without fearing the consequences of what it is you're saying.</text:span></text:p>
      <text:p text:style-name="P2"><text:s text:c="5"/><text:span text:style-name="T1">I tend to let the other person say they love me and then I follow back with I love you too. Such an easy statement to say, almost too easy to respond with. So what's going on with people not professing their true feelings about other people?</text:span></text:p>
      <text:p text:style-name="P2"><text:s text:c="5"/><text:span text:style-name="T2">Fear really does have a hold on people when it comes to love. Sometimes even after couples have been together for a while, they find it difficult to say I love you to each other.</text:span></text:p>
      <text:p text:style-name="P2"><text:s text:c="5"/><text:span text:style-name="T3">I wonder if people mean it, if they really mean it when they say that phrase. Has it simply come down to something they say out of habit? If that's the case, do people actually still love each other or is it a fad. Something that comes and goes and eventually fades away into nothing.</text:span></text:p>
      <text:p text:style-name="P2"><text:s text:c="5"/><text:span text:style-name="T4">Time has a funny way about telling who you love and don't love. It's just a thing that goes here and there. I'd rather think you could love whoever you wanted to, but it comes down to the point of if you </text:span><text:soft-page-break/><text:span text:style-name="T4">actually love them or not. There's not a guessing game going on, you either love a person or do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mily-generic="swiss"/>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16:39:00</meta:creation-date>
    <meta:initial-creator>kyle</meta:initial-creator>
    <dc:language>en-US</dc:language>
    <dc:creator>Kyle Eggleston</dc:creator>
    <dc:date>2015-06-30T20:12:54.903377299</dc:date>
    <meta:editing-cycles>10</meta:editing-cycles>
    <meta:editing-duration>PT6M30S</meta:editing-duration>
    <meta:generator>LibreOffice/4.2.8.2$Linux_X86_64 LibreOffice_project/420m0$Build-2</meta:generator>
    <meta:document-statistic meta:table-count="0" meta:image-count="0" meta:object-count="0" meta:page-count="2" meta:paragraph-count="7" meta:word-count="310" meta:character-count="1603" meta:non-whitespace-character-count="1275"/>
    <meta:template xlink:type="simple" xlink:actuate="onRequest" xlink:title="Normal.dotm" xlink:href=""/>
  </office:meta>
</office:document-meta>
</file>